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f49" officeooo:paragraph-rsid="0006bf49"/>
    </style:style>
    <style:style style:name="P2" style:family="paragraph" style:parent-style-name="Standard">
      <style:text-properties officeooo:rsid="0007c337" officeooo:paragraph-rsid="0007c337"/>
    </style:style>
    <style:style style:name="P3" style:family="paragraph" style:parent-style-name="Standard">
      <style:text-properties officeooo:rsid="00087ba8" officeooo:paragraph-rsid="00087ba8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7ba8" officeooo:paragraph-rsid="00087ba8"/>
    </style:style>
    <style:style style:name="T1" style:family="text">
      <style:text-properties officeooo:rsid="0007c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Ink =&gt; Inka </text:p>
      <text:p text:style-name="P1"/>
      <text:p text:style-name="P1">African startup AI <text:span text:style-name="T1">( began in tunis ) 2015</text:span></text:p>
      <text:p text:style-name="P1">Began in tunis</text:p>
      <text:p text:style-name="P1">15 employees last year in tunis &gt; 60 across all offices</text:p>
      <text:p text:style-name="P1">tunis = biggest office</text:p>
      <text:p text:style-name="P1">zohra = co-founder </text:p>
      <text:p text:style-name="P1">equipe de vsualisation que en Tunisie</text:p>
      <text:p text:style-name="P1">Sabrine &gt; head of marketing in tunisia</text:p>
      <text:p text:style-name="P1">Yousra &gt; web et mobile</text:p>
      <text:p text:style-name="P1">MK Iteb (related to infrastructure devops ) <text:s/>&gt; Web</text:p>
      <text:p text:style-name="P1">Faten &gt; account manager, business developer</text:p>
      <text:p text:style-name="P1"/>
      <text:p text:style-name="P1">le développement pas que pour les clients, des fois développé avant même la demande</text:p>
      <text:p text:style-name="P1"/>
      <text:p text:style-name="P1">service providing : problématique des clients &gt; on voit internal research &gt; développer un produit qui </text:p>
      <text:p text:style-name="P1">satisfait les demandes du client</text:p>
      <text:p text:style-name="P1"/>
      <text:p text:style-name="P1">Bureau de paris : 10 à 11 principalement des researchers et IA, service providing</text:p>
      <text:p text:style-name="P1">Isabelle &gt; CFO Chief Financiel Officer</text:p>
      <text:p text:style-name="P1">Karim</text:p>
      <text:p text:style-name="P1">Stefan et Celine &gt; Business Development</text:p>
      <text:p text:style-name="P1"/>
      <text:p text:style-name="P2">Lagos : freshly opened </text:p>
      <text:p text:style-name="P2"/>
      <text:p text:style-name="P2">karim &gt; mark zuckerberg ( 2017 ) invité parmi les 14 entrepreuneurs , google development expert</text:p>
      <text:p text:style-name="P2">partnerships : nvidia, partneriat avec les écoles polytechniques, UCL ( london ? )</text:p>
      <text:p text:style-name="P2"/>
      <text:p text:style-name="P2">InstaDeep insiste sur l’apprentissage, cours sur Udacity.. </text:p>
      <text:p text:style-name="P2"/>
      <text:p text:style-name="P2">Clients : BNP Paribas, Total, KARHOO, Renault, Grupo Salvador Caetano</text:p>
      <text:p text:style-name="P2"/>
      <text:p text:style-name="P2">Founders : Karim Beguir, Zohra Slim, Rama Cont ( scientific advisor &amp; board member )</text:p>
      <text:p text:style-name="P2"/>
      <text:p text:style-name="P3">IndabaX</text:p>
      <text:p text:style-name="P4"/>
      <text:p text:style-name="P3"/>
      <text:p text:style-name="P3">Projet 1 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07:18.966390776</meta:creation-date>
    <dc:date>2019-02-27T10:32:21.719448302</dc:date>
    <meta:editing-duration>PT4M42S</meta:editing-duration>
    <meta:editing-cycles>1</meta:editing-cycles>
    <meta:document-statistic meta:table-count="0" meta:image-count="0" meta:object-count="0" meta:page-count="1" meta:paragraph-count="26" meta:word-count="198" meta:character-count="1172" meta:non-whitespace-character-count="993"/>
    <meta:generator>LibreOffice/6.0.7.3$Linux_X86_64 LibreOffice_project/00m0$Build-3</meta:generator>
  </office:meta>
</office:document-meta>
</file>